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11.3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color="#000000" style:font-name="Verdana" fo:language="none" fo:country="none" fo:font-weight="bold" style:font-name-asian="Consolas" style:language-asian="none" style:country-asian="none" style:font-weight-asian="bold" style:font-name-complex="Consolas" style:language-complex="none" style:country-complex="none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Verdana" fo:language="none" fo:country="none" style:font-name-asian="Consolas" style:language-asian="none" style:country-asian="none" style:font-name-complex="Consolas" style:language-complex="none" style:country-complex="none"/>
    </style:style>
    <style:style style:name="ce16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000000" style:font-name="Verdana" style:font-name-asian="Consolas" style:font-name-complex="Consolas"/>
    </style:style>
    <style:style style:name="ce17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000000" style:font-name="Verdana" fo:language="none" fo:country="none" style:font-name-asian="Consolas" style:language-asian="none" style:country-asian="none" style:font-name-complex="Consolas" style:language-complex="none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row table:style-name="ro1">
          <table:table-cell table:style-name="ce10" office:value-type="string" calcext:value-type="string">
            <text:p>Schematic Name</text:p>
          </table:table-cell>
          <table:table-cell table:style-name="ce14" office:value-type="string" calcext:value-type="string">
            <text:p>Schematic RTPF</text:p>
          </table:table-cell>
          <table:table-cell table:style-name="ce14" office:value-type="string" calcext:value-type="string">
            <text:p>Schematic Other Labels </text:p>
          </table:table-cell>
          <table:table-cell table:style-name="ce10" office:value-type="string" calcext:value-type="string">
            <text:p>Affichage</text:p>
          </table:table-cell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5" office:value-type="string" calcext:value-type="string">
            <text:p>nom</text:p>
          </table:table-cell>
        </table:table-row>
        <table:table-row table:style-name="ro1"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16" office:value-type="string" calcext:value-type="string">
            <text:p>si RTPF existe : RTPF sinon nom</text:p>
          </table:table-cell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nom + labels du fichiers de configuration</text:p>
          </table:table-cell>
        </table:table-row>
        <table:table-row table:style-name="ro1"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7" office:value-type="string" calcext:value-type="string">
            <text:p>nom + RTPF</text:p>
          </table:table-cell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nom + labels du fichiers de configuration</text:p>
          </table:table-cell>
        </table:table-row>
        <table:table-row table:style-name="ro2"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7" office:value-type="string" calcext:value-type="string">
            <text:p>si le RTPF existe, RTPF + labels du fichiers de configuration </text:p>
            <text:p>sinon nom + labels du fichiers de configuration </text:p>
          </table:table-cell>
        </table:table-row>
        <table:table-row table:style-name="ro1">
          <table:table-cell table:number-columns-repeated="3" table:style-name="ce11" office:value-type="string" calcext:value-type="string">
            <text:p>X</text:p>
          </table:table-cell>
          <table:table-cell table:style-name="ce15" office:value-type="string" calcext:value-type="string">
            <text:p>nom + RTPF + labels du fichiers de configuration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4"/>
        </table:table-row>
        <table:table-row table:style-name="ro1"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0:04:20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2T16:29:14.081000000</meta:creation-date>
    <dc:date>2021-11-29T10:07:56.535000000</dc:date>
    <meta:editing-duration>PT18M51S</meta:editing-duration>
    <meta:editing-cycles>3</meta:editing-cycles>
    <meta:generator>LibreOffice/6.3.5.2$Windows_X86_64 LibreOffice_project/dd0751754f11728f69b42ee2af66670068624673</meta:generator>
    <meta:document-statistic meta:table-count="1" meta:cell-count="23" meta:object-count="0"/>
  </office:meta>
</office:document-meta>
</file>